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3cad" officeooo:paragraph-rsid="001d3ca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ction Essa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06:17.660454499</meta:creation-date>
    <meta:generator>LibreOffice/5.1.6.2$Linux_X86_64 LibreOffice_project/10m0$Build-2</meta:generator>
    <dc:date>2017-12-08T22:13:09.641484454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</office:meta>
</office:document-meta>
</file>